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Zapfino1" svg:font-family="Zapfino"/>
    <style:font-face style:name="DejaVu Sans1" svg:font-family="'DejaVu Sans'" style:font-pitch="variable"/>
    <style:font-face style:name="Liberation Serif1" svg:font-family="'Liberation Serif'" style:font-pitch="variable"/>
    <style:font-face style:name="Zapfino" svg:font-family="Zapfin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2b2b2a"/>
    </style:style>
    <style:style style:name="gr2" style:family="graphic" style:parent-style-name="standard">
      <style:graphic-properties draw:stroke="none" draw:fill="solid" draw:fill-color="#2b74b9"/>
    </style:style>
    <style:style style:name="gr3" style:family="graphic" style:parent-style-name="standard">
      <style:graphic-properties draw:stroke="none" draw:fill="solid" draw:fill-color="#ffffff"/>
    </style:style>
    <style:style style:name="gr4" style:family="graphic" style:parent-style-name="standard">
      <style:graphic-properties draw:stroke="none" draw:fill="solid" draw:fill-color="#3a3286"/>
    </style:style>
    <style:style style:name="gr5" style:family="graphic" style:parent-style-name="standard">
      <style:graphic-properties draw:stroke="solid" svg:stroke-width="0.035cm" svg:stroke-color="#000000" draw:fill="none" fo:padding-top="0.017cm" fo:padding-bottom="0.017cm" fo:padding-left="0.017cm" fo:padding-right="0.017cm"/>
    </style:style>
    <style:style style:name="gr6" style:family="graphic" style:parent-style-name="standard">
      <style:graphic-properties draw:stroke="none" draw:fill="solid" draw:fill-color="#f8faf9"/>
    </style:style>
    <style:style style:name="gr7" style:family="graphic" style:parent-style-name="standard">
      <style:graphic-properties draw:stroke="none" draw:fill="none" draw:textarea-horizontal-align="left" draw:textarea-vertical-align="top" draw:auto-grow-height="true" draw:auto-grow-width="true" fo:min-height="2.54cm" fo:min-width="0cm" fo:padding-top="0cm" fo:padding-bottom="0cm" fo:padding-left="0cm" fo:padding-right="0cm"/>
    </style:style>
    <style:style style:name="P1" style:family="paragraph">
      <style:paragraph-properties fo:text-align="start" style:writing-mode="lr-tb"/>
    </style:style>
    <style:style style:name="T1" style:family="text">
      <style:text-properties fo:color="#2b2b2a" style:font-name="Zapfino1" fo:font-size="72pt" fo:font-style="italic" style:font-size-asian="72pt" style:font-name-complex="Zapfino1" style:font-size-complex="7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6">
        <draw:path draw:style-name="gr1" draw:layer="layout" svg:width="3.149cm" svg:height="3.033cm" svg:x="6.303cm" svg:y="14.26cm" svg:viewBox="0 0 3150 3034" svg:d="M1443 1640c89 85 186 173 290 264 103 91 209 182 317 273s207 175 299 252c91 76 166 138 225 187s95 77 108 86c34 25 55 37 63 35 9-3 9-20 0-54-4-17-15-80-35-188-19-109-41-235-66-378-26-144-51-288-76-432-26-144-47-259-64-343-8-30-16-46-22-48s-31 3-73 16c-34 9-93 14-178 16s-195 3-330 3h-191c-76 0-150 2-220 7-70 4-130 12-181 25s-78 32-82 57c55 64 127 138 216 222zM38 7c17-13 30-7 38 19 8 72 20 130 35 174 15 45 39 95 73 150 110 161-137-94 81 147 218 242 488 508 809 800 60-8 149-13 267-15 119-3 240-4 363-4 118 0 220-2 305-6 84-4 142-11 171-19 85-21 149-56 194-105 44-49 67-96 67-143 0-25-7-79-19-162-13-82-27-170-42-263s-28-181-41-264c-13-82-21-136-25-162 21-84 63-127 127-127 42 9 92 21 149 35 57 15 114 31 171 48s108 32 153 44c44 13 75 22 92 26 34 8 49 19 47 32-2 12-20 14-54 6-34-9-65-16-95-22-29-7-55-10-76-10-13 0-30 2-51 7-21 4-42 15-63 34-22 19-40 49-54 89-15 41-23 97-23 169 5 46 14 128 29 244s35 248 60 394c26 146 52 298 80 457 27 159 54 307 79 444 26 138 48 255 67 350 19 96 30 152 35 169 8 55 25 124 51 206 25 83 59 156 101 219 9 17 12 35 10 54-3 19-16 16-42-9-25-25-72-47-139-64-68-17-119-36-153-57-139-97-459-365-959-804-500-438-745-581-1558-1338-89-85-160-158-212-219-53-62-82-131-86-207z">
          <text:p/>
        </draw:path>
        <draw:path draw:style-name="gr1" draw:layer="layout" svg:width="3.171cm" svg:height="2.909cm" svg:x="3.34cm" svg:y="14.08cm" svg:viewBox="0 0 3172 2910" svg:d="M3172 654c-17-25-34-49-54-73-19-23-37-35-53-35-28 0-47 11-58 32s-22 49-33 83c-60 135-130 285-210 451-79 165-159 332-239 501-79 169-155 335-226 493-71 159-129 302-173 429-16 46-34 103-53 168-20 66-35 115-46 149-5 39-27 58-66 58-66-17-151-32-255-45s-209-19-314-19c-77 0-155 3-235 10-79 6-146 15-201 28-17 0-25-8-25-25 0-21 7-41 21-61 13-19 31-28 53-28 60 4 132 7 214 9 83 3 157 4 224 4 60 0 108-11 144-32 35-21 53-55 53-102 0-29-11-65-33-108-49-97-131-228-248-393-115-165-236-330-362-490-231-297-411-528-540-696-129-167-226-295-292-384-38-46-75-97-111-152s-54-104-54-146c0-17 7-41 21-70 14-30 32-58 54-86 21-27 42-54 61-79 20-26 35-40 46-45h24c0 43 6 92 17 149 11 58 25 115 41 172s34 111 54 162c19 51 39 95 61 133 77 136 159 269 247 400s182 266 280 403c99 138 207 279 326 423 118 145 246 299 383 464 44 51 80 77 108 77 27 0 57-28 90-83 61-110 135-256 223-439 87-182 179-377 275-584 96-208 190-417 280-629 91-212 169-406 235-584 27-30 52-45 74-45 17 0 33 15 50 45 60 93 122 197 185 311z">
          <text:p/>
        </draw:path>
        <draw:path draw:style-name="gr1" draw:layer="layout" svg:width="2.552cm" svg:height="2.851cm" svg:x="3.351cm" svg:y="11.586cm" svg:viewBox="0 0 2553 2852" svg:d="M2553 228c-16 43-37 98-60 165-23 68-41 125-54 172-17 8-32 2-44-19 12-26 19-57 19-95 0-77-37-149-111-216-75-68-192-102-353-102-169 0-307 50-413 149-105 100-158 232-158 397 0 127 29 246 89 356 59 110 124 212 196 305 55 73 101 133 137 181 36 49 64 94 86 134 21 40 36 78 44 114 9 36 13 79 13 130 0 89-20 176-60 261-41 84-94 163-159 235-66 72-138 136-216 193-79 57-156 103-232 137-190 84-402 127-635 127-97 0-195-9-290-26s-183-44-263-82c-22-13-41-24-58-35-16-11-27-22-31-35 17-72 37-153 60-245 23-90 43-166 60-225 0-8 7-13 19-13 13 0 20 11 20 32-13 38-20 76-20 114 0 119 49 224 146 315 98 91 249 136 452 136 77 0 154-7 232-22s149-37 213-67c131-59 242-142 333-250s137-236 137-385c0-72-17-145-51-219s-100-172-197-295c-85-110-149-207-194-292-44-86-66-183-66-293s24-220 73-330c48-110 109-208 181-292 25-30 60-65 105-105 44-40 97-77 158-111 62-34 134-64 216-89 83-26 175-38 276-38 68 0 134 9 197 28 64 19 121 56 172 111 21 30 31 60 31 89z">
          <text:p/>
        </draw:path>
        <draw:polygon draw:style-name="gr2" draw:layer="layout" svg:width="3.854cm" svg:height="3.854cm" svg:x="5.842cm" svg:y="1.279cm" svg:viewBox="0 0 3855 3855" draw:points="3855,3855 0,3855 0,0 3855,0">
          <text:p/>
        </draw:polygon>
        <draw:polygon draw:style-name="gr2" draw:layer="layout" svg:width="3.854cm" svg:height="3.854cm" svg:x="9.845cm" svg:y="5.064cm" svg:viewBox="0 0 3855 3855" draw:points="3855,3855 0,3855 0,0 3855,0">
          <text:p/>
        </draw:polygon>
        <draw:path draw:style-name="gr3" draw:layer="layout" svg:width="2.553cm" svg:height="2.851cm" svg:x="6.4cm" svg:y="1.885cm" svg:viewBox="0 0 2554 2852" svg:d="M2554 228c-17 43-38 98-61 165-24 68-42 125-54 172-17 8-32 2-45-19 13-26 19-57 19-95 0-77-37-149-111-216-74-68-191-102-352-102-170 0-307 50-413 149-106 100-159 232-159 397 0 127 30 246 89 356s125 211 197 304c55 73 101 133 137 181 35 49 64 94 85 134s36 78 45 114c8 36 12 79 12 130 0 89-20 176-60 261-40 84-93 163-159 236-65 72-137 136-216 193-78 57-155 103-231 137-191 84-403 127-635 127-98 0-194-9-289-26s-183-44-264-82c-21-13-40-24-57-35s-27-22-32-35c17-72 37-153 61-245 23-91 43-167 60-226 0-8 6-13 19-13s19 11 19 32c-13 38-19 76-19 114 0 120 49 225 146 316s248 136 451 136c76 0 153-7 232-22 78-15 149-37 212-67 132-59 243-142 334-250 91-109 136-237 136-386 0-72-17-145-50-219-34-74-100-172-197-295-85-110-150-207-194-292s-67-182-67-292 25-220 73-330c49-110 109-208 181-292 26-30 61-65 105-105 45-40 97-77 159-111 61-34 133-64 216-89 82-26 174-38 276-38 68 0 133 9 197 28 63 19 120 56 171 111 22 30 33 60 33 89z">
          <text:p/>
        </draw:path>
        <draw:path draw:style-name="gr2" draw:layer="layout" svg:width="4.286cm" svg:height="3.899cm" svg:x="9.707cm" svg:y="1.285cm" svg:viewBox="0 0 4287 3900" svg:d="M2001 779c-257 0-484 12-682 36s-373 74-523 150-284 187-403 332-229 339-329 582c-9 19-20 25-32 18s-23-25-32-54c43-128 93-253 150-375 57-121 122-233 196-335 74-103 156-190 247-261 90-71 190-117 300-136 120-24 253-34 401-32 147 3 295 4 443 4 138 0 276 1 414 3 138 3 276 4 415 4h307c381-5 686-70 914-194 72-38 143-95 214-171 72-77 108-160 108-250 0-24-3-41-8-50-4-5-7-12-7-22 0-19 7-28 22-28 4 0 12 4 21 14 57 62 100 124 129 186 14 19 21 47 21 85 0 29-9 62-28 100-81 134-202 229-361 287-160 57-354 90-582 100-81 5-167 6-258 4-90-3-171-2-242 3-67 0-117 24-150 72-267 404-514 799-740 1185s-432 748-618 1086c-43 81-77 156-103 225-27 69-42 132-47 189 0 38 5 75 15 110 9 36 30 67 64 93 33 27 82 48 146 65 65 16 149 25 254 25h86c33 0 61-3 85-8 15 20 7 39-21 58-81 9-172 15-272 17-100 3-192 4-278 4-72 0-140-1-204-4-65-2-122-12-172-28-50-17-91-42-122-75s-46-81-46-143c0-38 9-81 28-128 19-48 46-98 79-150 129-210 259-424 390-643s260-437 386-654c126-216 249-428 368-635s229-406 329-597c23-42 11-64-36-64z">
          <text:p/>
        </draw:path>
        <draw:path draw:style-name="gr3" draw:layer="layout" svg:width="3.936cm" svg:height="3.883cm" svg:x="9.696cm" svg:y="5.127cm" svg:viewBox="0 0 3937 3884" svg:d="M2051 2333c98 94 205 192 320 294 114 101 231 202 351 303 119 102 229 195 330 280 100 84 183 154 249 208 65 54 105 86 119 95 38 29 61 42 70 39 10-2 10-22 0-60-4-19-17-88-38-208s-46-261-74-421-56-320-84-480-52-288-70-382c-10-33-18-51-25-53s-34 4-81 18c-37 9-103 15-196 17-94 3-216 4-365 4h-211c-84 0-165 2-242 7s-144 14-200 28c-57 14-87 36-92 64 61 71 141 153 239 247zM42 7c19-14 33-7 42 21 9 81 22 145 39 195 16 49 44 105 82 166 121 179 303 404 544 672 241 269 539 566 895 891 65-10 164-16 295-18s264-4 400-4c131 0 243-2 337-7 94-4 157-11 190-21 93-23 165-62 214-116 49-55 73-108 73-159 0-29-7-89-21-181s-29-189-45-293c-17-104-32-201-46-293s-23-152-28-181c23-95 70-142 140-142 47 10 102 23 165 39 64 17 127 34 190 53s119 35 169 50c49 14 83 24 101 29 38 9 55 21 53 35s-22 17-60 7c-37-9-72-17-105-24-33-8-61-11-84-11-14 0-33 2-56 7-24 5-47 18-71 39-23 21-43 54-59 99-17 44-25 107-25 187 5 52 15 142 32 272 16 130 38 276 66 438 29 163 58 332 88 509 31 177 60 342 88 495s53 282 74 389c21 106 34 168 38 187 10 61 28 138 56 229 29 92 66 174 113 244 9 19 13 39 10 60-2 22-17 18-45-10-28-29-80-52-155-71s-131-40-168-64c-155-108-508-406-1061-894-552-487-1277-1153-2176-1996-98-94-177-177-236-245s-90-145-95-229z">
          <text:p/>
        </draw:path>
        <draw:path draw:style-name="gr2" draw:layer="layout" svg:width="4.159cm" svg:height="3.976cm" svg:x="5.701cm" svg:y="5.094cm" svg:viewBox="0 0 4160 3977" svg:d="M150 0c0 49 4 107 12 174s18 134 30 201 25 130 39 189c14 60 29 112 45 156 56 160 115 316 179 470 64 153 133 311 205 472s151 325 237 494c86 168 179 349 279 542 31 60 57 90 77 90s42-33 66-97c44-129 98-300 162-513s131-441 201-684c70-242 138-488 204-736s123-476 170-684c20-35 38-52 54-52 12 0 24 17 36 52 44 109 89 230 135 364s91 265 135 394c156 432 326 861 509 1287 184 426 372 802 564 1129 68 114 130 208 188 283 58 74 114 131 168 171 54 39 105 67 153 81 48 15 96 23 144 23 12 0 18 5 18 15-12 39-39 75-81 107s-77 49-105 49c-52 0-101-15-147-45s-90-67-132-111c-42-45-80-95-113-149-34-55-63-107-87-156-100-193-201-401-303-624s-203-454-303-692c-99-237-198-478-296-720-98-243-193-481-285-715-12-30-25-58-39-85-14-28-27-41-39-41-20 0-34 12-42 37s-16 57-24 96c-44 160-95 336-153 529-57 193-115 389-173 587s-113 390-165 576-94 353-126 502c-12 54-25 120-39 197s-25 135-33 175c-4 44-20 66-48 66-48-19-110-37-186-52-75-14-151-22-227-22-56 0-113 4-171 11-58 8-107 19-147 34-12 0-18-10-18-30 0-25 5-48 15-71 10-22 23-33 39-33 44 5 96 8 156 11 60 2 114 4 162 4 44 0 79-13 105-37 26-25 39-65 39-119 0-35-9-77-24-127-36-114-96-267-180-460-84-194-172-384-264-573-168-347-300-618-393-814-94-195-165-346-213-450-28-55-55-114-81-179-26-64-39-121-39-170 0-20 5-48 15-82 10-35 23-68 39-101 16-32 31-63 45-92 14-30 25-47 33-52z">
          <text:p/>
        </draw:path>
        <draw:polygon draw:style-name="gr4" draw:layer="layout" svg:width="3.854cm" svg:height="3.854cm" svg:x="23.287cm" svg:y="0.839cm" svg:viewBox="0 0 3855 3855" draw:points="3855,3855 0,3855 0,0 3855,0">
          <text:p/>
        </draw:polygon>
        <draw:polygon draw:style-name="gr4" draw:layer="layout" svg:width="3.854cm" svg:height="3.855cm" svg:x="27.139cm" svg:y="4.699cm" svg:viewBox="0 0 3855 3856" draw:points="0,0 3855,0 3855,3856 0,3856">
          <text:p/>
        </draw:polygon>
        <draw:path draw:style-name="gr3" draw:layer="layout" svg:width="2.553cm" svg:height="2.852cm" svg:x="23.845cm" svg:y="1.444cm" svg:viewBox="0 0 2554 2853" svg:d="M2554 229c-17 42-37 97-60 165-24 68-41 125-54 172-17 8-32 2-45-20 13-25 19-57 19-95 0-76-37-148-111-216-74-67-191-101-352-101-169 0-307 50-413 149-106 100-159 232-159 397 0 127 30 245 89 355 60 111 125 212 197 305 55 72 101 133 137 181 36 49 64 93 85 134 22 40 36 78 45 114 8 36 13 79 13 130 0 89-21 176-61 260-40 85-93 163-159 235-65 72-137 137-215 194-79 57-156 103-232 137-191 84-402 128-635 128-98 0-194-9-290-27-95-17-183-44-264-82-21-13-40-25-57-35-17-11-27-23-32-35 17-72 37-154 61-245 23-91 43-166 60-225 0-9 6-13 19-13s19 11 19 32c-13 38-19 76-19 114 0 119 49 224 146 314 98 92 249 137 452 137 76 0 153-7 232-22 78-15 149-37 213-67 131-59 242-143 333-251s136-236 136-384c0-72-17-145-50-219-34-74-100-172-197-295-85-110-149-208-194-292-44-85-67-182-67-292s25-220 73-331c49-110 109-207 181-292 26-29 61-64 105-104 45-41 98-78 159-112 61-33 133-63 216-88 82-26 174-39 276-39 68 0 133 10 197 29 63 19 121 56 171 111 22 30 32 59 32 89z">
          <text:p/>
        </draw:path>
        <draw:path draw:style-name="gr4" draw:layer="layout" svg:width="4.286cm" svg:height="3.9cm" svg:x="27.152cm" svg:y="0.844cm" svg:viewBox="0 0 4287 3901" svg:d="M2001 779c-257 0-484 12-682 36-198 23-371 73-521 150-151 76-286 187-405 333-119 145-229 339-329 582-9 19-20 25-32 18-12-8-22-25-32-54 43-129 93-254 150-375s123-233 196-336c74-103 156-190 247-261 90-72 191-117 301-136 119-24 252-34 400-32s295 3 443 3c138 0 276 2 414 4s276 4 415 4h307c381-5 686-69 914-193 72-38 143-95 214-172 72-76 108-159 108-250 0-23-3-40-7-50-5-4-8-11-8-21 0-19 8-29 22-29 4 0 12 5 21 15 57 62 100 124 129 185 14 19 21 48 21 86 0 29-9 62-28 100-81 133-202 229-361 286-160 57-354 90-582 100-81 5-167 6-257 3-91-2-172-1-243 4-67 0-117 24-150 71-267 406-514 801-740 1187-226 385-432 747-618 1085-43 81-77 156-103 225-27 69-42 132-47 190 0 38 5 75 15 110 9 36 31 67 64 93s82 48 146 64c65 17 149 25 254 25h86c33 0 61-2 85-7 15 19 8 38-21 57-81 10-171 16-271 18-101 3-193 4-279 4-72 0-139-1-204-4-64-2-121-12-171-28-50-17-91-42-122-75-31-34-47-81-47-143 0-38 9-81 30-129 19-47 45-97 78-150 129-209 258-423 389-642s260-437 386-654 249-428 368-636c119-207 229-406 329-597 23-43 12-64-36-64z">
          <text:p/>
        </draw:path>
        <draw:path draw:style-name="gr4" draw:layer="layout" svg:width="3.889cm" svg:height="3.911cm" svg:x="23.282cm" svg:y="4.678cm" svg:viewBox="0 0 3890 3912" svg:d="M1864 1563c-97-95-202-193-316-296-113-102-229-205-347-307s-226-195-326-281c-99-85-181-155-246-210-65-54-104-86-118-96-37-28-60-41-69-39s-9 22 0 60c5 19 17 89 38 210s45 263 73 424c28 162 55 324 83 485 28 162 51 290 69 385 10 33 18 51 25 53s33-4 80-18c37-9 101-15 194-18 92-2 212-3 360-3h208c84 0 163-3 240-7 76-5 142-15 198-29s86-35 91-64c-60-71-140-154-237-249zM3848 3905c-18 14-32 7-41-21-9-81-22-146-38-196-17-50-43-106-80-167-120-181-299-406-538-677-238-270-533-569-884-897-65 10-162 16-292 18-130 3-261 4-396 4-129 0-240 2-333 7-92 5-154 12-187 21-92 24-163 63-211 118-49 54-73 108-73 160 0 28 7 89 21 181 14 93 29 192 45 296s31 203 45 295c14 93 23 153 28 182-24 95-70 142-139 142-46-9-101-22-163-39-63-16-125-34-187-53-63-19-118-36-167-50-48-14-82-24-100-29-37-9-55-21-52-35 2-14 22-17 58-7 38 9 72 17 105 25 32 7 60 10 83 10 14 0 32-2 55-7s47-18 70-39 42-54 59-100c16-45 24-108 24-188-5-52-15-144-31-274-17-131-39-278-66-442-28-164-57-334-87-512s-59-344-87-500c-27-154-52-284-73-391-20-107-33-170-38-189-9-62-27-139-55-231-28-93-65-175-111-246-9-19-13-39-11-60 3-22 18-18 46 10 27 29 78 52 152 71s130 41 167 64c152 110 501 410 1047 901 546 492 1263 1163 2151 2012 97 95 175 177 232 246 58 69 89 146 94 231z">
          <text:p/>
        </draw:path>
        <draw:path draw:style-name="gr3" draw:layer="layout" svg:width="4.141cm" svg:height="3.865cm" svg:x="26.989cm" svg:y="4.689cm" svg:viewBox="0 0 4142 3866" svg:d="M3992 3866c0-48-4-105-12-170s-18-130-30-195-25-126-39-184-28-108-44-152c-56-154-116-306-179-455-64-149-132-302-203-459-72-156-150-316-236-480s-178-340-277-528c-32-57-58-86-78-86s-42 31-66 94c-43 125-97 291-161 498-63 207-130 429-200 665-69 236-137 474-203 715-65 241-122 463-170 665-20 34-37 51-53 51-12 0-24-17-36-51-44-106-89-224-134-354-46-130-91-258-135-383-155-419-324-836-507-1250s-370-781-561-1099c-67-111-130-203-188-275-57-72-113-127-167-166s-104-65-152-80c-48-14-95-21-143-21-12 0-18-5-18-15 12-38 39-73 80-104 42-32 77-47 105-47 52 0 100 14 146 43s90 65 131 108c42 44 80 92 114 145s62 103 86 152c100 187 200 390 302 607 101 217 202 441 301 672 99 232 198 465 295 701 98 236 192 468 284 694 12 29 25 57 39 83 13 27 26 40 38 40 20 0 34-12 42-36s16-56 24-94c44-154 94-325 152-513s116-378 173-571c58-193 113-379 164-560 52-181 94-343 126-489 11-53 24-117 38-191 14-75 25-131 33-170 4-43 20-65 48-65 48 19 109 36 185 51 75 14 151 21 227 21 55 0 112-3 170-11 57-7 106-18 146-32 12 0 18 10 18 29 0 24-5 47-15 68-10 22-23 33-39 33-44-5-95-8-155-11-60-2-113-4-161-4-44 0-79 13-105 37-25 24-38 62-38 115 0 34 8 75 23 123 36 111 96 261 179 449 84 188 172 373 263 556 167 338 297 601 391 792 93 190 164 335 212 437 28 53 55 111 81 173 26 63 39 118 39 166 0 20-5 46-15 80-10 33-23 66-39 97-15 32-31 62-45 91s-25 45-33 50z">
          <text:p/>
        </draw:path>
        <draw:polygon draw:style-name="gr2" draw:layer="layout" svg:width="3.855cm" svg:height="3.854cm" svg:x="13.782cm" svg:y="14.096cm" svg:viewBox="0 0 3856 3855" draw:points="3856,0 3820,3855 0,3855 0,0">
          <text:p/>
        </draw:polygon>
        <draw:path draw:style-name="gr2" draw:layer="layout" svg:width="6.206cm" svg:height="4.757cm" svg:x="19.474cm" svg:y="13.177cm" svg:viewBox="0 0 6207 4758" svg:d="M195 4758c-12-6-28-27-48-62-21-36-44-73-67-111-24-39-43-79-58-121-15-41-22-74-22-97 0-59 19-128 58-205 38-77 78-148 120-213 71-125 176-304 315-539 139-234 334-559 583-974 136-225 302-453 426-684 125-232 214-415 267-552 24-59 35-109 35-151 0-65-19-112-57-142-39-30-91-44-156-44-71 0-151 1-240 4s-166 7-231 13c-24 0-43-13-58-40-15-26-22-54-22-84 0-24 9-36 26-36 60 18 132 31 218 40s171 14 254 14c112 0 225-9 338-27 112-18 204-39 275-62 42 0 65 26 71 80 12 47 29 117 50 209s40 170 58 235c47 178 110 378 187 600 77 223 123 452 209 690 86 237 172 471 258 702s161 443 227 632c11 48 23 86 35 116s33 44 62 44c18 0 37-16 58-49 21-32 40-66 58-102 136-278 277-564 422-854 145-291 327-578 476-863 148-284 298-560 449-827s300-515 449-747c35-59 78-121 129-186 50-66 106-125 169-178 62-54 127-98 195-134 68-35 141-53 218-53 41 0 93 19 156 58 62 38 102 81 120 129 0 12-9 18-27 18-71 0-142 8-213 26-72 18-147 51-227 98-80 48-163 116-249 205-86 88-179 201-280 337-285 392-563 842-836 1352s-560 1022-791 1539c-65 154-132 311-200 471s-135 306-200 436c-18 41-36 62-53 62-24 0-51-21-80-62-72-249-156-522-254-818s-199-591-302-881c-104-291-168-563-264-818-95-255-175-460-240-614-35-77-68-115-98-115-29 0-68 35-115 106-148 232-286 448-414 649-127 202-608 944-388 953 1571 68 532 194-205 202-206 2-279 373-362 562-24 54-46 116-67 187s-40 147-58 227c-17 80-32 160-44 240s-18 150-18 209z">
          <text:p/>
        </draw:path>
        <draw:path draw:style-name="gr2" draw:layer="layout" svg:width="3.81cm" svg:height="4.709cm" svg:x="17.172cm" svg:y="13.215cm" svg:viewBox="0 0 3811 4710" svg:d="M1778 940c-229 0-431 14-606 43-176 29-331 89-464 181s-253 226-359 401c-106 176-203 410-292 703-8 23-18 30-28 22-11-9-21-31-29-65 38-155 82-306 133-453 51-146 109-281 175-405s139-229 219-315 169-141 267-164c105-29 224-41 355-39 131 3 263 5 394 5 123 0 245 1 368 4s246 4 369 4h273c338-5 609-83 812-233 64-46 127-114 191-207 63-91 95-192 95-301 0-29-2-49-6-61-4-5-6-14-6-26 0-22 6-34 19-34 4 0 10 6 19 17 50 75 89 150 115 224 13 23 19 58 19 104 0 34-9 75-25 121-73 161-180 276-322 345s-314 109-518 120c-72 6-148 8-228 5-81-3-153-2-216 4-59 0-104 29-133 86-238 489-492 966-693 1432s-384 904-549 1312c-38 98-69 188-92 271-24 84-37 160-42 229 0 46 5 90 13 134 8 43 28 80 57 112 30 31 73 57 130 77 58 21 133 30 226 30h76c30 0 55-2 76-8 13 23 7 46-19 69-72 11-152 18-241 21s-172 5-248 5c-63 0-124-2-181-5s-108-14-152-34c-45-20-81-50-108-91-28-40-41-97-41-172 0-46 8-98 25-155 17-58 40-118 70-181 114-253 229-512 346-777 116-265 231-528 343-790 112-261 256-517 362-767s203-490 292-720c21-52 11-78-32-78z">
          <text:p/>
        </draw:path>
        <draw:path draw:style-name="gr3" draw:layer="layout" svg:width="3.781cm" svg:height="3.812cm" svg:x="13.807cm" svg:y="14.117cm" svg:viewBox="0 0 3782 3813" svg:d="M3782 305c-25 57-55 131-90 221-34 91-61 167-79 229-26 12-47 3-66-25 19-34 28-77 28-127 0-102-55-199-165-289-109-91-284-136-523-136-250 0-454 67-611 200s-235 309-235 530c0 170 44 329 132 476 87 147 149 283 256 407 81 97 149 177 202 242s96 125 127 179c31 53 53 104 66 152 12 49 19 106 19 174 0 119-30 235-90 349-59 113-138 219-235 315s-204 182-320 259c-116 76-230 137-343 182-282 113-596 170-940 170-145 0-252-11-393-34s-271-59-390-110c-32-17-60-33-85-47s-41-30-47-47c25-96 55-205 89-327 35-121 65-223 90-302 0-11 9-17 28-17s28 14 28 42c-19 51-28 103-28 154 0 159 72 299 216 421 144 121 332 182 633 182 113 0 227-10 343-30 116-19 221-49 315-89 194-79 359-191 494-335s202-317 202-515c0-96-25-194-75-293s-148-230-292-395c-125-147-221-277-287-390-65-113-63-243-63-391 0-147 36-294 108-441s161-278 268-391c38-39 89-86 155-140s145-103 235-148c91-46 198-85 320-119s259-51 409-51c102 0 199 12 293 38 94 25 179 75 254 148 31 40 47 80 47 119z">
          <text:p/>
        </draw:path>
        <draw:polygon draw:style-name="gr2" draw:layer="layout" svg:width="11.478cm" svg:height="5.574cm" svg:x="26.989cm" svg:y="12.912cm" svg:viewBox="0 0 11479 5575" draw:points="11479,5575 0,5575 0,0 11479,0">
          <text:p/>
        </draw:polygon>
        <draw:path draw:style-name="gr3" draw:layer="layout" svg:width="6.724cm" svg:height="5.184cm" svg:x="32.025cm" svg:y="12.977cm" svg:viewBox="0 0 6725 5185" svg:d="M213 5185c-13-6-31-30-53-68-23-39-47-80-73-122s-47-85-63-130-24-81-24-107c0-64 21-139 63-223s85-161 130-232c78-136 193-331 344-587 152-255 364-608 635-1061 149-245 291-494 426-746 136-252 233-452 291-601 26-64 39-119 39-164 0-71-21-123-63-155-42-33-99-49-170-49-77 0-164 2-261 5s-181 8-252 15c-26 0-47-15-63-44s-24-60-24-92c0-26 9-39 29-39 64 20 143 34 237 44 94 9 186 14 276 14 123 0 246-9 368-29 123-19 223-42 301-68 45 0 71 29 77 88 13 51 31 127 54 227 22 101 43 186 63 257 51 194 119 412 203 654s173 493 267 751c93 259 187 514 281 766 93 252 176 481 247 688 13 51 25 93 38 126 13 32 36 48 68 48 20 0 41-18 63-53 23-36 44-73 63-112 149-303 302-613 461-930 158-316 318-630 479-940 162-310 326-610 490-901 165-291 328-562 490-814 39-64 85-132 140-203s117-136 184-194c68-58 139-107 214-146 74-38 153-58 237-58 45 0 102 21 170 63 67 42 111 89 130 141 0 13-9 19-29 19-77 0-155 10-232 29-78 20-160 55-247 107-88 52-178 126-272 223-93 97-195 219-305 368-310 426-614 917-912 1473-297 555-571 1114-823 1676-72 168-144 339-218 514-75 174-147 332-218 474-20 46-39 68-59 68-25 0-54-22-87-68-77-271-169-568-276-891-106-323-216-643-329-959-113-317-222-614-325-892-103-277-191-500-262-668-38-84-74-126-106-126-33 0-75 38-126 116-162 252-312 488-451 707-139 220-266 435-382 645-117 210-227 415-330 615s-200 404-291 610c-26 59-50 126-72 204-23 77-44 160-63 247-20 87-36 174-49 262-13 87-19 163-19 228z">
          <text:p/>
        </draw:path>
        <draw:polygon draw:style-name="gr3" draw:layer="layout" svg:width="1.378cm" svg:height="0.024cm" svg:x="32.408cm" svg:y="16.587cm" svg:viewBox="0 0 1379 25" draw:points="0,25 1379,0">
          <text:p/>
        </draw:polygon>
        <draw:line draw:style-name="gr5" draw:layer="layout" svg:x1="32.408cm" svg:y1="16.612cm" svg:x2="33.787cm" svg:y2="16.587cm">
          <text:p/>
        </draw:line>
        <draw:path draw:style-name="gr6" draw:layer="layout" svg:width="1.549cm" svg:height="0.2cm" svg:x="32.323cm" svg:y="16.499cm" svg:viewBox="0 0 1550 201" svg:d="M85 201c460-8 920-16 1379-24 114-2 114-179 0-177-459 9-919 17-1379 25-113 2-114 179 0 176z">
          <text:p/>
        </draw:path>
        <draw:path draw:style-name="gr5" draw:layer="layout" svg:width="1.549cm" svg:height="0.2cm" svg:x="32.323cm" svg:y="16.499cm" svg:viewBox="0 0 1550 201" svg:d="M85 201c460-8 920-16 1379-24 114-2 114-179 0-177-459 9-919 17-1379 25-113 2-114 179 0 176z">
          <text:p/>
        </draw:path>
        <draw:path draw:style-name="gr3" draw:layer="layout" svg:width="6.217cm" svg:height="5.157cm" svg:x="30.776cm" svg:y="12.977cm" svg:viewBox="0 0 6218 5158" svg:d="M2713 922c-349 0-658 16-926 49-268 32-504 100-707 203-204 104-386 254-548 451-161 197-310 460-445 789-13 26-28 34-44 25-16-10-31-34-43-73 58-174 125-344 203-509 78-164 166-316 266-455 101-139 212-257 335-354 122-97 258-158 407-184 161-32 342-47 542-44 201 4 401 5 601 5 187 0 375 2 562 5 187 4 375 5 563 5h417c517-6 930-94 1240-262 97-51 598 5 695-98 96-103 145-216 145-339 0-32-3-55-10-68-6-6-9-16-9-29 0-26 9-39 29-39 6 0 16 7 29 20 77 84 135 168 174 252 19 25 29 64 29 116 0 39-13 84-39 136-110 180-273 310-489 387-216 78-883-11-1193 2-110 6-227 8-349 4-123-3-233-1-330 5-90 0-158 33-203 97-363 549-697 1085-1004 1609-307 523-586 1014-838 1473-58 109-105 211-141 305-35 93-56 179-63 256 0 52 7 102 20 151 13 48 42 90 87 126 45 35 111 64 198 87 88 23 202 34 344 34h117c45 0 84-3 116-10 19 27 10 53-29 79-110 13-233 21-368 24-136 3-262 5-378 5-97 0-189-2-276-5s-165-16-233-39c-68-22-123-57-165-103-42-45-63-109-63-193 0-52 13-110 39-175 26-64 62-132 107-203 174-285 350-575 528-872s352-593 523-887 338-581 499-862c162-281 310-551 446-810 32-58 16-87-49-87z">
          <text:p/>
        </draw:path>
        <draw:path draw:style-name="gr3" draw:layer="layout" svg:width="3.895cm" svg:height="4.351cm" svg:x="27.564cm" svg:y="13.797cm" svg:viewBox="0 0 3896 4352" svg:d="M3896 349c-26 65-56 149-92 252-35 104-63 191-82 262-26 13-49 3-68-29 19-39 29-88 29-146 0-116-56-226-169-329-114-103-293-155-538-155-259 0-469 76-630 228-162 151-242 353-242 605 0 194 45 375 135 544 91 168 191 323 301 465 84 110 153 202 208 276s98 142 131 204c32 61 55 119 68 174s19 121 19 199c0 135-31 268-92 397s-142 249-242 358c-100 110-210 209-330 296-119 87-237 157-353 208-291 129-615 194-970 194-149 0-296-13-441-39-146-26-280-67-402-126-33-19-62-37-88-53-25-16-42-34-48-53 26-110 56-234 92-373s66-254 92-344c0-13 10-20 29-20 20 0 29 17 29 49-19 58-29 116-29 174 0 181 74 341 223 480s378 208 688 208c116 0 234-11 354-34 119-22 228-56 325-101 200-91 370-218 509-383s208-360 208-586c0-110-26-222-77-335-52-113-152-263-301-450-129-168-227-317-295-446s-102-278-102-446c0-169 37-337 112-505 74-168 166-316 276-445 39-46 92-99 160-160 67-62 148-118 242-170 93-51 203-97 329-136 126-38 267-58 422-58 103 0 203 15 300 44s184 86 262 170c32 45 48 90 48 135z">
          <text:p/>
        </draw:path>
        <draw:frame draw:style-name="gr7" draw:layer="layout" svg:width="1.556cm" svg:height="2.96cm" svg:x="6.334cm" svg:y="11.541cm">
          <draw:text-box>
            <text:p text:style-name="P1"><text:span text:style-name="T1">T</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Zapfino1" svg:font-family="Zapfino"/>
    <style:font-face style:name="DejaVu Sans1" svg:font-family="'DejaVu Sans'" style:font-pitch="variable"/>
    <style:font-face style:name="Liberation Serif1" svg:font-family="'Liberation Serif'" style:font-pitch="variable"/>
    <style:font-face style:name="Zapfino" svg:font-family="Zapfin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0cm" fo:margin-left="1cm" fo:margin-right="0cm" fo:page-width="39.262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6" style:page-layout-name="PM0" draw:style-name="Mdp1"/>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5-11-15T15:53:21.013407530</dc:date>
    <dc:creator>Brando </dc:creator>
    <meta:document-statistic meta:object-count="28"/>
    <meta:generator>LibreOffice/4.2.8.2$Linux_X86_64 LibreOffice_project/420m0$Build-2</meta:generator>
  </office:meta>
</office:document-meta>
</file>